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IMENTOS BALANCEADOS EL AMIGO GRANJERO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YMUNDO BACA, JAN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GALLINA BB NEGRA:</text:p>
          </table:table-cell>
          <table:table-cell table:style-name="Tabla1.B12" office:value-type="string">
            <text:p text:style-name="P1">100</text:p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40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